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Accent_20_3">
      <style:table-cell-properties style:text-align-source="value-type" style:repeat-content="false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Accent_20_2">
      <style:table-cell-properties fo:border="0.74pt solid #000000"/>
    </style:style>
    <style:style style:name="ce14" style:family="table-cell" style:parent-style-name="Accent_20_3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name="Módulos" draw:style-name="gr1" draw:text-style-name="P1" svg:width="7.263cm" svg:height="5.326cm" svg:x="2.055cm" svg:y="7.699cm">
            <draw:object draw:notify-on-update-of-ranges="Planilha1.B13:Planilha1.B15 Planilha1.C13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45cm" svg:height="5.285cm" svg:x="1.973cm" svg:y="13.341cm">
            <draw:object draw:notify-on-update-of-ranges="Planilha1.B20:Planilha1.B21 Planilha1.C20:Planilha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Concluída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mo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build-mobile-and-desktop-apps/" xlink:type="simple">Criar um aplicativo multiplataforma com o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2]-[.C2] =0; &quot;Concluído&quot;; IF([.C2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Saiba como usar o Visual Studio com o .NET MAUI para criar um aplicativo de plataforma cruzada. </text:p>
          </table:table-cell>
        </table:table-row>
        <table:table-row table:style-name="ro1">
          <table:table-cell table:style-name="ce3" office:value-type="string" calcext:value-type="string">
            <text:p><text:a xlink:href="https://learn.microsoft.com/pt-br/training/modules/create-user-interface-xaml/" xlink:type="simple">Criar uma interface do usuário em um aplicativo .NET MAUI usando XAML</text:a> 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formula="of:=IF([.B3]-[.C3] =0; &quot;Concluído&quot;; IF([.C3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projetar uma interface do usuário para um aplicativo .NET MAUI usando XAML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customize-xaml-pages-layout/" xlink:type="simple">Personalizar o layout em páginas XAML do .NET MAUI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4]-[.C4] =0; &quot;Concluído&quot;; IF([.C4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Crie interfaces de usuário consistentes em diferentes dispositivos usando StackLayout e Grid nas páginas XAML (Linguagem de Marcação de Aplicativo Extensível) do .NET Multiplataforma (MAUI). </text:p>
          </table:table-cell>
        </table:table-row>
        <table:table-row table:style-name="ro3">
          <table:table-cell table:style-name="ce3" office:value-type="string" calcext:value-type="string">
            <text:p><text:a xlink:href="https://learn.microsoft.com/pt-br/training/modules/separate-ui-and-logic-with-data-binding/" xlink:type="simple">Crie uma interface do usuário que usa associação de dados no .NET MAUI.</text:a> 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formula="of:=IF([.B5]-[.C5] =0; &quot;Concluído&quot;; IF([.C5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adicionar associação de dados à sua interface do usuário. Com a associação de dados, sua interface do usuário é atualizada automaticamente quando os dados são alterados. Quando os tipos de dados não correspondem, você pode usar um conversor para transformar dados para a interface do usuário.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design-mvvm-viewmodel/" xlink:type="simple">Projete um viewmodel MVVM para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6]-[.C6] =0; &quot;Concluído&quot;; IF([.C6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Aprenda sobre o padrão de design MVVM e como ele pode separar sua lógica de negócios e o código da interface do usuário. Aprenda como os viewmodels são projetados e por que eles são uma parte importante do padrão. </text:p>
          </table:table-cell>
        </table:table-row>
        <table:table-row table:style-name="ro1">
          <table:table-cell table:style-name="ce4" office:value-type="string" calcext:value-type="string">
            <text:p><text:a xlink:href="https://learn.microsoft.com/pt-br/training/modules/use-shared-resources/" xlink:type="simple">Criar páginas XAML do .NET MAUI consistentes usando recursos compartilhados</text:a> 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formula="of:=IF([.B7]-[.C7] =0; &quot;Concluído&quot;; IF([.C7]=0;&quot;Pendente&quot;;&quot;Iniciada&quot;))" office:value-type="string" office:string-value="Concluído" calcext:value-type="string">
            <text:p>Concluído</text:p>
          </table:table-cell>
          <table:table-cell table:style-name="ce12" office:value-type="string" calcext:value-type="string">
            <text:p>Saiba como usar recursos e estilos compartilhados em Extensible Application Markup Language (XAML) do .NET MAUI. 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create-multi-page-apps/" xlink:type="simple">Criar aplicativos .NET MAUI de várias páginas com navegação por guia e submenu</text:a>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B8]-[.C8] =0; &quot;Concluído&quot;; IF([.C8]=0;&quot;Pendente&quot;;&quot;Iniciada&quot;))" office:value-type="string" office:string-value="Pendente" calcext:value-type="string">
            <text:p>Pendente</text:p>
          </table:table-cell>
          <table:table-cell table:style-name="ce10" office:value-type="string" calcext:value-type="string">
            <text:p>Use o shell do .NET MAUI para criar aplicativos de várias páginas com navegação por guias e submenu. </text:p>
          </table:table-cell>
        </table:table-row>
        <table:table-row table:style-name="ro4">
          <table:table-cell table:style-name="ce5" office:value-type="string" calcext:value-type="string">
            <text:p><text:a xlink:href="https://learn.microsoft.com/pt-br/training/modules/consume-rest-services-maui/" xlink:type="simple">Consumir serviços Web REST em aplicativos .NET MAUI</text:a> 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formula="of:=IF([.B9]-[.C9] =0; &quot;Concluído&quot;; IF([.C9]=0;&quot;Pendente&quot;;&quot;Iniciada&quot;))" office:value-type="string" office:string-value="Pendente" calcext:value-type="string">
            <text:p>Pendente</text:p>
          </table:table-cell>
          <table:table-cell table:style-name="ce11" office:value-type="string" calcext:value-type="string">
            <text:p>Crie um aplicativo maui (interface do usuário de aplicativo multiplataforma) do .NET que consome um serviço Web REST usando HttpClient e executa operações CRUD básicas. No aplicativo, você detecta quando seu dispositivo está conectado à Internet para fornecer uma boa experiência de uso e aproveitar os protocolos de rede nativos para obter o melhor desempenho. </text:p>
          </table:table-cell>
        </table:table-row>
        <table:table-row table:style-name="ro1">
          <table:table-cell table:style-name="ce6" office:value-type="string" calcext:value-type="string">
            <text:p><text:a xlink:href="https://learn.microsoft.com/pt-br/training/modules/store-local-data/" xlink:type="simple">Armazenar dados locais com o SQLite em um aplicativo .NET MAUI</text:a> 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IF([.B10]-[.C10] =0; &quot;Concluído&quot;; IF([.C10]=0;&quot;Pendente&quot;;&quot;Iniciada&quot;))" office:value-type="string" office:string-value="Pendente" calcext:value-type="string">
            <text:p>Pendente</text:p>
          </table:table-cell>
          <table:table-cell table:style-name="ce10" office:value-type="string" calcext:value-type="string">
            <text:p>Saiba como armazenar e acessar dados mantidos no SQLite usando um aplicativo .NET MAUI </text:p>
          </table:table-cell>
        </table:table-row>
        <table:table-row table:style-name="ro1">
          <table:table-cell office:value-type="string" calcext:value-type="string">
            <text:p><text:a xlink:href="https://learn.microsoft.com/pt-br/training/paths/build-apps-with-dotnet-maui/" xlink:type="simple">https://learn.microsoft.com/pt-br/training/paths/build-apps-with-dotnet-maui/</text:a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" office:value-type="string" calcext:value-type="string">
            <text:p>Concluídos</text:p>
          </table:table-cell>
          <table:table-cell table:style-name="ce14" table:formula="of:=COUNTIF([.D2:.D10]; &quot;concluído&quot;)" office:value-type="float" office:value="6" calcext:value-type="float">
            <text:p>6</text:p>
          </table:table-cell>
          <table:table-cell table:style-name="ce29" table:formula="of:=[.C13]/[.C16]" office:value-type="percentage" office:value="0.666666666666667" calcext:value-type="percentage">
            <text:p>66,67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Pendentes</text:p>
          </table:table-cell>
          <table:table-cell table:style-name="ce14" table:formula="of:=COUNTIF([.D2:.D10]; &quot;pendente&quot;)" office:value-type="float" office:value="3" calcext:value-type="float">
            <text:p>3</text:p>
          </table:table-cell>
          <table:table-cell table:style-name="ce29" table:formula="of:=[.C14]/[.C16]" office:value-type="percentage" office:value="0.333333333333333" calcext:value-type="percentage">
            <text:p>33,33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niciados</text:p>
          </table:table-cell>
          <table:table-cell table:style-name="ce14" table:formula="of:=COUNTA([.D2:.D10]) - COUNTIF([.D2:.D10];&quot;*concluído*&quot;) - COUNTIF([.D2:.D10];&quot;*pendente*&quot;)" office:value-type="float" office:value="0" calcext:value-type="float">
            <text:p>0</text:p>
          </table:table-cell>
          <table:table-cell table:style-name="ce29" table:formula="of:=[.C15]/[.C16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Módulos</text:p>
          </table:table-cell>
          <table:table-cell table:style-name="ce14" table:formula="of:=SUM([.C13:.C15])" office:value-type="float" office:value="9" calcext:value-type="float">
            <text:p>9</text:p>
          </table:table-cell>
          <table:table-cell table:style-name="ce29" table:formula="of:=[.C16]/[.C16]" office:value-type="percentage" office:value="1" calcext:value-type="percentage">
            <text:p>100,00%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Accent_20_2" office:value-type="string" calcext:value-type="string">
            <text:p>Unidades</text:p>
          </table:table-cell>
          <table:table-cell table:style-name="Accent_20_3" table:formula="of:=SUM([.B2:.B10])" office:value-type="float" office:value="69" calcext:value-type="float">
            <text:p>69</text:p>
          </table:table-cell>
          <table:table-cell table:style-name="ce29" table:formula="of:=[.C19]/[.C19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Concluídas</text:p>
          </table:table-cell>
          <table:table-cell table:style-name="Accent_20_3" table:formula="of:=SUM([.C2:.C10])" office:value-type="float" office:value="48" calcext:value-type="float">
            <text:p>48</text:p>
          </table:table-cell>
          <table:table-cell table:style-name="ce29" table:formula="of:=[.C20]/[.C19]" office:value-type="percentage" office:value="0.695652173913044" calcext:value-type="percentage">
            <text:p>69,57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Faltando</text:p>
          </table:table-cell>
          <table:table-cell table:style-name="Accent_20_3" table:formula="of:=[.C19]-[.C20]" office:value-type="float" office:value="21" calcext:value-type="float">
            <text:p>21</text:p>
          </table:table-cell>
          <table:table-cell table:style-name="ce29" table:formula="of:=[.C21]/[.C19]" office:value-type="percentage" office:value="0.304347826086957" calcext:value-type="percentage">
            <text:p>30,43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11:54:27.401453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1:02:57.301649600</meta:creation-date>
    <dc:date>2025-11-10T11:55:08.055082100</dc:date>
    <meta:editing-duration>PT6H56M58S</meta:editing-duration>
    <meta:editing-cycles>40</meta:editing-cycles>
    <meta:generator>LibreOffice/25.2.6.2$Windows_X86_64 LibreOffice_project/729c5bfe710f5eb71ed3bbde9e06a6065e9c6c5d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64cm" svg:height="5.327cm" xlink:href=".." xlink:type="simple" chart:class="chart:ring" chart:style-name="ch1">
        <chart:title svg:x="2.699cm" svg:y="0.242cm" chart:style-name="ch2">
          <text:p>Módulos</text:p>
        </chart:title>
        <chart:legend chart:legend-position="bottom" svg:x="0.452cm" svg:y="4.728cm" style:legend-expansion="wide" chart:style-name="ch3"/>
        <chart:plot-area chart:style-name="ch4" svg:x="0.35cm" svg:y="1.371cm" svg:width="6.564cm" svg:height="2.823cm">
          <chart:coordinate-region svg:x="2.221cm" svg:y="1.372cm" svg:width="2.822cm" svg:height="2.822cm"/>
          <chart:axis chart:dimension="x" chart:name="primary-x" chart:style-name="ch5" chartooo:axis-type="auto">
            <chartooo:date-scale/>
            <chart:categories table:cell-range-address="Planilha1.B13:Planilha1.B1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Planilha1.C13:Planilha1.C1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os</text:p>
                <draw:g>
                  <svg:desc>Planilha1.B13:Planilha1.B15</svg:desc>
                </draw:g>
              </table:table-cell>
              <table:table-cell office:value-type="float" office:value="6">
                <text:p>6</text:p>
                <draw:g>
                  <svg:desc>Planilha1.C13:Planilha1.C15</svg:desc>
                </draw:g>
              </table:table-cell>
            </table:table-row>
            <table:table-row>
              <table:table-cell office:value-type="string">
                <text:p>Pendent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iciad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46cm" svg:height="5.286cm" xlink:href=".." xlink:type="simple" chart:class="chart:circle" chart:style-name="ch1">
        <chart:title svg:x="2.64cm" svg:y="0.241cm" chart:style-name="ch2">
          <text:p>Unidades</text:p>
        </chart:title>
        <chart:legend chart:legend-position="bottom" svg:x="1.598cm" svg:y="4.687cm" style:legend-expansion="wide" chart:style-name="ch3"/>
        <chart:plot-area chart:style-name="ch4" svg:x="0.35cm" svg:y="1.37cm" svg:width="6.646cm" svg:height="2.783cm">
          <chart:coordinate-region svg:x="2.282cm" svg:y="1.371cm" svg:width="2.782cm" svg:height="2.782cm"/>
          <chart:axis chart:dimension="x" chart:name="primary-x" chart:style-name="ch5" chartooo:axis-type="auto">
            <chartooo:date-scale/>
            <chart:categories table:cell-range-address="Planilha1.B20:Planilha1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0:Planilha1.C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as</text:p>
                <draw:g>
                  <svg:desc>Planilha1.B20:Planilha1.B21</svg:desc>
                </draw:g>
              </table:table-cell>
              <table:table-cell office:value-type="float" office:value="48">
                <text:p>48</text:p>
                <draw:g>
                  <svg:desc>Planilha1.C20:Planilha1.C21</svg:desc>
                </draw:g>
              </table:table-cell>
            </table:table-row>
            <table:table-row>
              <table:table-cell office:value-type="string">
                <text:p>Faltando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